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4e49c" officeooo:paragraph-rsid="0020e8e3"/>
    </style:style>
    <style:style style:name="P2" style:family="paragraph" style:parent-style-name="Heading_20_2">
      <style:paragraph-properties fo:margin-left="0in" fo:margin-right="0in" fo:line-height="100%" fo:text-indent="-0.4in" style:auto-text-indent="false"/>
      <style:text-properties fo:font-weight="normal" officeooo:paragraph-rsid="001f6575" style:font-weight-asian="normal" style:font-weight-complex="normal"/>
    </style:style>
    <style:style style:name="P3" style:family="paragraph" style:parent-style-name="Heading_20_2">
      <style:paragraph-properties fo:margin-left="0in" fo:margin-right="0in" fo:line-height="100%" fo:text-indent="0in" style:auto-text-indent="false"/>
      <style:text-properties fo:font-weight="normal" officeooo:rsid="0016337e" officeooo:paragraph-rsid="001f6575" style:font-weight-asian="normal" style:font-weight-complex="normal"/>
    </style:style>
    <style:style style:name="P4" style:family="paragraph" style:parent-style-name="Heading_20_2">
      <style:paragraph-properties fo:margin-left="0in" fo:margin-right="0in" fo:line-height="100%" fo:text-indent="0in" style:auto-text-indent="false"/>
      <style:text-properties fo:font-weight="normal" officeooo:rsid="001f6575" officeooo:paragraph-rsid="001f6575" style:font-weight-asian="normal" style:font-weight-complex="normal"/>
    </style:style>
    <style:style style:name="P5" style:family="paragraph" style:parent-style-name="Heading_20_2">
      <style:paragraph-properties fo:margin-left="0in" fo:margin-right="0in" fo:line-height="100%" fo:text-indent="0in" style:auto-text-indent="false"/>
      <style:text-properties fo:font-weight="normal" officeooo:rsid="001f6575" officeooo:paragraph-rsid="00217c78" style:font-weight-asian="normal" style:font-weight-complex="normal"/>
    </style:style>
    <style:style style:name="P6" style:family="paragraph" style:parent-style-name="Heading_20_2">
      <style:paragraph-properties fo:margin-left="0in" fo:margin-right="0in" fo:line-height="100%" fo:text-indent="0in" style:auto-text-indent="false"/>
      <style:text-properties fo:font-weight="normal" officeooo:rsid="0061227c" officeooo:paragraph-rsid="001f6575" style:font-weight-asian="normal" style:font-weight-complex="normal"/>
    </style:style>
    <style:style style:name="P7" style:family="paragraph" style:parent-style-name="Heading_20_2">
      <style:paragraph-properties fo:margin-left="0in" fo:margin-right="0in" fo:line-height="100%" fo:text-indent="0in" style:auto-text-indent="false"/>
      <style:text-properties fo:font-weight="normal" officeooo:rsid="0061227c" officeooo:paragraph-rsid="00217c78" style:font-weight-asian="normal" style:font-weight-complex="normal"/>
    </style:style>
    <style:style style:name="T1" style:family="text">
      <style:text-properties officeooo:rsid="0020e8e3"/>
    </style:style>
    <style:style style:name="T2" style:family="text">
      <style:text-properties officeooo:rsid="005f1489"/>
    </style:style>
    <style:style style:name="T3" style:family="text">
      <style:text-properties officeooo:rsid="00217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 text:is-list-header="true">1<text:span text:style-name="T2">2</text:span> de <text:span text:style-name="T2">Marzo </text:span>del 2015 <text:span text:style-name="T3"><text:s/>- primera reunión - 5 horas.</text:span></text:h>
      <text:h text:style-name="P3" text:outline-level="2">13 de Marzo del 2015 <text:s/>– segunda reunión – 5 horas.</text:h>
      <text:h text:style-name="P3" text:outline-level="2">14 de Marzo del 2015 <text:s/>– tercera reunión – <text:span text:style-name="T3">5</text:span> horas.</text:h>
      <text:h text:style-name="P4" text:outline-level="2">23 de Marzo del 2015 <text:s/>– <text:span text:style-name="T3">continuación UML</text:span> – <text:span text:style-name="T3">3</text:span> horas.</text:h>
      <text:h text:style-name="P5" text:outline-level="2">2<text:span text:style-name="T3">4</text:span> Marzo del 2015 – <text:span text:style-name="T3">continuación UML </text:span>– <text:span text:style-name="T3">1 horas.</text:span></text:h>
      <text:h text:style-name="P4" text:outline-level="2">2<text:span text:style-name="T3">8</text:span> Marzo del 2015 <text:s/>– desarrollo de clases base – 12:00 horas.</text:h>
      <text:h text:style-name="P4" text:outline-level="2">28 Marzo del 2015 <text:s/>– escritura código <text:span text:style-name="T3">para paginación, discursaron detalles</text:span>– <text:span text:style-name="T3">12</text:span> horas.</text:h>
      <text:h text:style-name="P4" text:outline-level="2">29 Marzo del 2015 <text:s/>– escritura código <text:span text:style-name="T3">verificación de fallos</text:span> – 10:00 horas.</text:h>
      <text:h text:style-name="P4" text:outline-level="2">30 Marzo del 2015 - <text:s text:c="2"/><text:span text:style-name="T3">búsqueda de errores y unión de paginación</text:span> – 1<text:span text:style-name="T3">3</text:span>:00 horas.</text:h>
      <text:h text:style-name="P4" text:outline-level="2">31 Marzo del 2015 - <text:s/><text:span text:style-name="T3">deteccion de erres y documentacion latex(formato)</text:span> – 1<text:span text:style-name="T3">0</text:span>:00 horas.</text:h>
      <text:h text:style-name="P6" text:outline-level="2">1 Abril del 2015 <text:s/>- <text:s/><text:span text:style-name="T3">arreglos en codigo, escritura y documentacion</text:span>– 1<text:span text:style-name="T3">1</text:span>:00 horas.</text:h>
      <text:h text:style-name="P7" text:outline-level="2">2 Abril del 2015 - <text:s/><text:span text:style-name="T3">referencaias y informacon en latex, </text:span>Documentación interna y externa – <text:span text:style-name="T3">7</text:span> hora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" style:font-style-name="Negrita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4e49c" officeooo:paragraph-rsid="0020e8e3"/>
    </style:style>
    <style:style style:name="MT1" style:family="text">
      <style:text-properties officeooo:rsid="0020e8e3"/>
    </style:style>
    <style:style style:name="MT2" style:family="text">
      <style:text-properties officeooo:rsid="00217c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imeSheet</text:span> <text:span text:style-name="MT2">Francisco Alvarado Ferllin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21:52:01.984031406</meta:creation-date>
    <dc:date>2015-04-02T22:47:04.334527236</dc:date>
    <meta:editing-duration>PT25M19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139" meta:character-count="847" meta:non-whitespace-character-count="692"/>
  </office:meta>
</office:document-meta>
</file>